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7.91cm" fo:min-width="16.906cm"/>
    </style:style>
    <style:style style:name="gr2" style:family="graphic" style:parent-style-name="standard">
      <style:graphic-properties draw:textarea-horizontal-align="justify" draw:textarea-vertical-align="middle" draw:auto-grow-height="false" fo:min-height="0.424cm" fo:min-width="1.827cm"/>
    </style:style>
    <style:style style:name="gr3" style:family="graphic" style:parent-style-name="standard">
      <style:graphic-properties draw:textarea-horizontal-align="justify" draw:textarea-vertical-align="middle" draw:auto-grow-height="false" fo:min-height="0.48cm" fo:min-width="1.758cm"/>
    </style:style>
    <style:style style:name="gr4" style:family="graphic" style:parent-style-name="standard">
      <style:graphic-properties draw:textarea-horizontal-align="justify" draw:textarea-vertical-align="middle" draw:auto-grow-height="false" fo:min-height="0.594cm" fo:min-width="3.104cm"/>
    </style:style>
    <style:style style:name="gr5" style:family="graphic" style:parent-style-name="standard">
      <style:graphic-properties draw:textarea-horizontal-align="justify" draw:textarea-vertical-align="middle" draw:auto-grow-height="false" fo:min-height="0.31cm" fo:min-width="1.405cm"/>
    </style:style>
    <style:style style:name="gr6" style:family="graphic" style:parent-style-name="standard">
      <style:graphic-properties draw:textarea-horizontal-align="justify" draw:textarea-vertical-align="middle" draw:auto-grow-height="false" fo:min-height="1.039cm" fo:min-width="2.204cm"/>
    </style:style>
    <style:style style:name="gr7" style:family="graphic" style:parent-style-name="standard">
      <style:graphic-properties draw:textarea-horizontal-align="justify" draw:textarea-vertical-align="middle" draw:auto-grow-height="false" fo:min-height="0.503cm" fo:min-width="3.674cm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draw:fill="none" draw:textarea-horizontal-align="center" draw:textarea-vertical-align="middle"/>
    </style:style>
    <style:style style:name="gr11" style:family="graphic" style:parent-style-name="objectwithoutfill">
      <style:graphic-properties draw:marker-end="Arrow" draw:fill="none" draw:textarea-horizontal-align="center" draw:textarea-vertical-align="middle"/>
    </style:style>
    <style:style style:name="gr12" style:family="graphic" style:parent-style-name="objectwithoutfill">
      <style:graphic-properties draw:marker-start="" draw:marker-end="Arrow" draw:fill="none" draw:textarea-horizontal-align="center" draw:textarea-vertical-align="middle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7.406cm" svg:height="8.16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.653cm" svg:height="1.346cm" svg:x="2.416cm" svg:y="2.029cm">
          <text:p text:style-name="P1">--repea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2" draw:id="id2" draw:layer="layout" svg:width="2.258cm" svg:height="0.73cm" svg:x="1.324cm" svg:y="4.15cm">
          <text:p text:style-name="P1">wait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3.604cm" svg:height="0.844cm" svg:x="5.267cm" svg:y="4.105cm">
          <text:p text:style-name="P1">waitTime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3.809cm" svg:height="1.118cm" svg:x="5.165cm" svg:y="5.816cm">
          <text:p text:style-name="P1">timeou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5" draw:id="id5" draw:layer="layout" svg:width="5.406cm" svg:height="2.577cm" svg:x="11.472cm" svg:y="3.535cm">
          <text:p text:style-name="P1">suspend or</text:p>
          <text:p text:style-name="P1">scanActiv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xml:id="id6" draw:id="id6" draw:layer="layout" svg:width="4.174cm" svg:height="0.753cm" svg:x="9.421cm" svg:y="6.751cm">
          <text:p text:style-name="P1">task = SCAN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type="line" svg:x1="2.416cm" svg:y1="2.702cm" svg:x2="2.453cm" svg:y2="4.15cm" draw:start-shape="id1" draw:start-glue-point="5" draw:end-shape="id2" draw:end-glue-point="0" svg:d="M2416 2702l37 1448" svg:viewBox="0 0 38 1449">
          <text:p/>
        </draw:connector>
        <draw:frame draw:style-name="gr9" draw:layer="layout" svg:width="0.862cm" svg:height="1.017cm" svg:x="1.984cm" svg:y="1.824cm">
          <draw:text-box>
            <text:p>n</text:p>
          </draw:text-box>
        </draw:frame>
        <draw:frame draw:style-name="gr9" draw:layer="layout" svg:width="0.815cm" svg:height="1.017cm" svg:x="6.866cm" svg:y="1.892cm">
          <draw:text-box>
            <text:p>y</text:p>
          </draw:text-box>
        </draw:frame>
        <draw:connector draw:style-name="gr8" draw:text-style-name="P1" draw:layer="layout" draw:type="line" svg:x1="7.069cm" svg:y1="2.702cm" svg:x2="7.069cm" svg:y2="4.105cm" draw:start-shape="id1" draw:start-glue-point="7" draw:end-shape="id3" draw:end-glue-point="0" svg:d="M7069 2702v1403" svg:viewBox="0 0 1 1404">
          <text:p/>
        </draw:connector>
        <draw:line draw:style-name="gr8" draw:text-style-name="P1" draw:layer="layout" svg:x1="4.744cm" svg:y1="1cm" svg:x2="4.744cm" svg:y2="2.007cm">
          <text:p/>
        </draw:line>
        <draw:connector draw:style-name="gr8" draw:text-style-name="P1" draw:layer="layout" draw:type="line" svg:x1="7.069cm" svg:y1="4.949cm" svg:x2="7.07cm" svg:y2="5.816cm" draw:start-shape="id3" draw:start-glue-point="2" draw:end-shape="id4" draw:end-glue-point="4" svg:d="M7069 4949l1 867" svg:viewBox="0 0 2 868">
          <text:p/>
        </draw:connector>
        <draw:polyline draw:style-name="gr10" draw:text-style-name="P1" draw:layer="layout" svg:width="9.459cm" svg:height="4.023cm" draw:transform="skewX (4.85023192089035E-017) rotate (-0.412944901021858) translate (2.9497346144946cm 3.77008100093427cm)" svg:viewBox="0 0 9460 4024" draw:points="0,1213 1257,4024 9460,355 9304,0">
          <text:p/>
        </draw:polyline>
        <draw:frame draw:style-name="gr9" draw:layer="layout" svg:width="0.862cm" svg:height="1.017cm" svg:x="4.744cm" svg:y="5.498cm">
          <draw:text-box>
            <text:p>n</text:p>
          </draw:text-box>
        </draw:frame>
        <draw:polyline draw:style-name="gr11" draw:text-style-name="P1" draw:layer="layout" svg:width="6.298cm" svg:height="3.063cm" draw:transform="rotate (0.6462954220135) translate (7.66591452047953cm 4.66658330159806cm)" svg:viewBox="0 0 6299 3064" draw:points="0,2154 920,2791 2940,0 6299,2478 5828,3064">
          <text:p/>
        </draw:polyline>
        <draw:polyline draw:style-name="gr12" draw:text-style-name="P1" draw:layer="layout" svg:width="10.786cm" svg:height="2.698cm" draw:transform="rotate (3.10668606854991) translate (17.8110938722853cm 4.84458435602824cm)" svg:viewBox="0 0 10787 2699" draw:points="934,0 0,55 92,2699 9142,2383 9077,1199 10787,1116">
          <text:p/>
        </draw:polyline>
        <draw:frame draw:style-name="gr9" draw:layer="layout" svg:width="0.815cm" svg:height="1.017cm" svg:x="8.714cm" svg:y="5.452cm">
          <draw:text-box>
            <text:p>y</text:p>
          </draw:text-box>
        </draw:frame>
        <draw:frame draw:style-name="gr9" draw:layer="layout" svg:width="0.815cm" svg:height="1.017cm" svg:x="16.607cm" svg:y="3.878cm">
          <draw:text-box>
            <text:p>y</text:p>
          </draw:text-box>
        </draw:frame>
        <draw:connector draw:style-name="gr8" draw:text-style-name="P1" draw:layer="layout" draw:type="line" svg:x1="11.472cm" svg:y1="4.823cm" svg:x2="11.508cm" svg:y2="6.751cm" draw:start-shape="id5" draw:start-glue-point="5" draw:end-shape="id6" svg:d="M11472 4823l36 1928" svg:viewBox="0 0 37 1929">
          <text:p/>
        </draw:connector>
        <draw:line draw:style-name="gr8" draw:text-style-name="P1" draw:layer="layout" svg:x1="7.093cm" svg:y1="7.914cm" svg:x2="7.116cm" svg:y2="9.16cm">
          <text:p/>
        </draw:line>
        <draw:frame draw:style-name="gr9" draw:layer="layout" svg:width="2.991cm" svg:height="1.017cm" svg:x="15.373cm" svg:y="1cm">
          <draw:text-box>
            <text:p>nextTask</text:p>
          </draw:text-box>
        </draw:frame>
        <draw:frame draw:style-name="gr9" draw:layer="layout" svg:width="0.862cm" svg:height="1.017cm" svg:x="10.971cm" svg:y="3.993cm">
          <draw:text-box>
            <text:p>n</text:p>
          </draw:text-box>
        </draw:frame>
        <draw:line draw:style-name="gr10" draw:text-style-name="P1" draw:layer="layout" svg:x1="5.2cm" svg:y1="6.363cm" svg:x2="5.246cm" svg:y2="7.96cm">
          <text:p/>
        </draw:lin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s_20_1" draw:display-name="Arrowheads 1" svg:viewBox="0 0 1321 3493" svg:d="M1321 3493h-1321l702-3493z"/>
    <draw:marker draw:name="Arrowheads_20_2" draw:display-name="Arrowheads 2" svg:viewBox="0 0 10 10" svg:d="M0 0h10v10h-1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25cm" svg:stroke-color="#000000" draw:marker-start-width="0.33cm" draw:marker-start-center="false" draw:marker-end-width="0.3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Charter1" fo:font-family="'Bitstream Charter'" style:font-style-name="Regular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025cm" draw:marker-start="Arrow" draw:marker-start-width="0.229cm" draw:marker-end="Arrow" draw:marker-end-width="0.229cm" draw:fill="none" draw:show-unit="true"/>
      <style:text-properties fo:font-size="12pt"/>
    </style:style>
    <style:style style:name="Default-background" style:family="presentation">
      <style:graphic-properties draw:stroke="none" draw:fill="none" draw:fill-image-width="0cm" draw:fill-image-height="0cm"/>
      <style:text-properties style:letter-kerning="true"/>
    </style:style>
    <style:style style:name="Default-backgroundobjects" style:family="presentation">
      <style:graphic-properties draw:fill="none" draw:fill-image-width="0cm" draw:fill-image-height="0cm"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0.32cm" fo:page-height="10.16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4.646cm" svg:x="1cm" svg:y="3.597cm" draw:page-number="1"/>
      <draw:page-thumbnail draw:layer="backgroundobjects" svg:width="9.294cm" svg:height="4.646cm" svg:x="1cm" svg:y="11.645cm"/>
      <draw:page-thumbnail draw:layer="backgroundobjects" svg:width="9.294cm" svg:height="4.646cm" svg:x="1cm" svg:y="19.693cm"/>
      <draw:page-thumbnail draw:layer="backgroundobjects" svg:width="9.294cm" svg:height="4.646cm" svg:x="11.295cm" svg:y="3.597cm"/>
      <draw:page-thumbnail draw:layer="backgroundobjects" svg:width="9.294cm" svg:height="4.646cm" svg:x="11.295cm" svg:y="11.645cm"/>
      <draw:page-thumbnail draw:layer="backgroundobjects" svg:width="9.294cm" svg:height="4.646cm" svg:x="11.295cm" svg:y="19.693cm"/>
    </style:handout-master>
    <style:master-page style:name="Default" style:page-layout-name="PM1" draw:style-name="Mdp1">
      <draw:frame presentation:style-name="Default-title" draw:layer="backgroundobjects" svg:width="16.487cm" svg:height="1.363cm" svg:x="1.916cm" svg:y="1.324cm" presentation:class="title" presentation:placeholder="true">
        <draw:text-box/>
      </draw:frame>
      <draw:frame presentation:style-name="Default-outline1" draw:layer="backgroundobjects" svg:width="16.487cm" svg:height="9.673cm" svg:x="1.916cm" svg:y="2.908cm" presentation:class="outline" presentation:placeholder="true">
        <draw:text-box/>
      </draw:frame>
      <draw:frame presentation:style-name="Mpr1" draw:text-style-name="MP1" draw:layer="backgroundobjects" svg:width="4.268cm" svg:height="0.563cm" svg:x="1.916cm" svg:y="8.4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5.806cm" svg:height="0.563cm" svg:x="7.265cm" svg:y="8.43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4.268cm" svg:height="0.563cm" svg:x="14.135cm" svg:y="8.43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12-03T22:31:45</meta:creation-date>
    <meta:editing-duration>PT19M32S</meta:editing-duration>
    <meta:editing-cycles>7</meta:editing-cycles>
    <dc:date>2015-01-30T13:59:52.407119734</dc:date>
    <meta:generator>LibreOffice/4.3.3.2$Linux_x86 LibreOffice_project/430m0$Build-2</meta:generator>
    <meta:document-statistic meta:object-count="47"/>
  </office:meta>
</office:document-meta>
</file>